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2"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order-bottom="none" fo:border-left="none" fo:border-right="none" fo:border-top="0.06pt solid #000000"/>
      <style:text-properties style:text-position=""/>
    </style:style>
    <style:style style:name="ce11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0"/>
  </office:automatic-styles>
  <office:body>
    <office:spreadsheet>
      <table:table table:name="Trial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3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ntance</text:p>
          </table:table-cell>
          <table:table-cell table:style-name="ce14" office:value-type="string" calcext:value-type="string">
            <text:p>Requests</text:p>
          </table:table-cell>
          <table:table-cell table:style-name="ce14" office:value-type="string" calcext:value-type="string">
            <text:p>Buses</text:p>
          </table:table-cell>
          <table:table-cell table:style-name="ce14" office:value-type="string" calcext:value-type="string">
            <text:p>Capacity</text:p>
          </table:table-cell>
          <table:table-cell table:style-name="ce14" office:value-type="string" calcext:value-type="string">
            <text:p>Optimal Solution</text:p>
          </table:table-cell>
          <table:table-cell table:style-name="ce14" office:value-type="string" calcext:value-type="string">
            <text:p>CPU (Parragh 2011)</text:p>
          </table:table-cell>
          <table:table-cell table:style-name="ce14" office:value-type="string" calcext:value-type="string">
            <text:p>CPU (Parragh 2013)</text:p>
          </table:table-cell>
          <table:table-cell table:style-name="ce14" office:value-type="string" calcext:value-type="string">
            <text:p>CPU – GLPK</text:p>
          </table:table-cell>
          <table:table-cell table:style-name="ce14" office:value-type="string" calcext:value-type="string">
            <text:p>CPU – Firefly</text:p>
          </table:table-cell>
          <table:table-cell table:style-name="ce14" office:value-type="string" calcext:value-type="string">
            <text:p>Initial Sol.</text:p>
          </table:table-cell>
          <table:table-cell table:style-name="ce14" office:value-type="string" calcext:value-type="string">
            <text:p>Final Sol.</text:p>
          </table:table-cell>
          <table:table-cell table:style-name="ce14" office:value-type="string" calcext:value-type="string">
            <text:p>Deviation to Initial Sol.</text:p>
          </table:table-cell>
          <table:table-cell table:style-name="ce14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04.3" calcext:value-type="float">
            <text:p>204,30</text:p>
          </table:table-cell>
          <table:table-cell office:value-type="float" office:value="330.981494337" calcext:value-type="float">
            <text:p>330,981494337</text:p>
          </table:table-cell>
          <table:table-cell office:value-type="float" office:value="302.277622241" calcext:value-type="float">
            <text:p>302,277622241</text:p>
          </table:table-cell>
          <table:table-cell table:style-name="ce21" table:formula="of:=[.K7]/[.L7]" office:value-type="percentage" office:value="1.09495864061388" calcext:value-type="percentage">
            <text:p>109,50%</text:p>
          </table:table-cell>
          <table:table-cell table:style-name="ce21" table:formula="of:=[.F7]/[.L7]" office:value-type="percentage" office:value="0.97344288279931" calcext:value-type="percentage">
            <text:p>97,34%</text:p>
          </table:table-cell>
          <table:table-cell table:style-name="ce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88.8" calcext:value-type="float">
            <text:p>88,80</text:p>
          </table:table-cell>
          <table:table-cell office:value-type="float" office:value="410.812683388" calcext:value-type="float">
            <text:p>410,812683388</text:p>
          </table:table-cell>
          <table:table-cell office:value-type="float" office:value="353.119456004" calcext:value-type="float">
            <text:p>353,119456004</text:p>
          </table:table-cell>
          <table:table-cell table:style-name="ce21" table:formula="of:=[.K8]/[.L8]" office:value-type="percentage" office:value="1.16338161605954" calcext:value-type="percentage">
            <text:p>116,34%</text:p>
          </table:table-cell>
          <table:table-cell table:style-name="ce21" table:formula="of:=[.F8]/[.L8]" office:value-type="percentage" office:value="0.976525065772909" calcext:value-type="percentage">
            <text:p>97,65%</text:p>
          </table:table-cell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2.5" calcext:value-type="float">
            <text:p>92,50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9]/[.L9]" office:value-type="string" office:string-value="" calcext:value-type="error">
            <text:p>#VALUE!</text:p>
          </table:table-cell>
          <table:table-cell table:style-name="ce21" table:formula="of:=[.F9]/[.L9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float" office:value="35.6166666666667" calcext:value-type="float">
            <text:p>35,62</text:p>
          </table:table-cell>
          <table:table-cell office:value-type="float" office:value="382.832976151" calcext:value-type="float">
            <text:p>382,832976151</text:p>
          </table:table-cell>
          <table:table-cell office:value-type="float" office:value="331.078513599" calcext:value-type="float">
            <text:p>331,078513599</text:p>
          </table:table-cell>
          <table:table-cell table:style-name="ce21" table:formula="of:=[.K10]/[.L10]" office:value-type="percentage" office:value="1.15632081342097" calcext:value-type="percentage">
            <text:p>115,63%</text:p>
          </table:table-cell>
          <table:table-cell table:style-name="ce21" table:formula="of:=[.F10]/[.L10]" office:value-type="percentage" office:value="0.907579283033569" calcext:value-type="percentage">
            <text:p>90,76%</text:p>
          </table:table-cell>
          <table:table-cell table:style-name="ce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5.0166666666667" calcext:value-type="float">
            <text:p>35,02</text:p>
          </table:table-cell>
          <table:table-cell office:value-type="float" office:value="430.076067117" calcext:value-type="float">
            <text:p>430,076067117</text:p>
          </table:table-cell>
          <table:table-cell office:value-type="float" office:value="392.095758008" calcext:value-type="float">
            <text:p>392,095758008</text:p>
          </table:table-cell>
          <table:table-cell table:style-name="ce21" table:formula="of:=[.K11]/[.L11]" office:value-type="percentage" office:value="1.09686488143089" calcext:value-type="percentage">
            <text:p>109,69%</text:p>
          </table:table-cell>
          <table:table-cell table:style-name="ce21" table:formula="of:=[.F11]/[.L11]" office:value-type="percentage" office:value="0.879453533881293" calcext:value-type="percentage">
            <text:p>87,95%</text:p>
          </table:table-cell>
          <table:table-cell table:style-name="ce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34.416666666667" calcext:value-type="float">
            <text:p>134,42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12]/[.L12]" office:value-type="string" office:string-value="" calcext:value-type="error">
            <text:p>#VALUE!</text:p>
          </table:table-cell>
          <table:table-cell table:style-name="ce21" table:formula="of:=[.F12]/[.L12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53.3833333333333" calcext:value-type="float">
            <text:p>53,38</text:p>
          </table:table-cell>
          <table:table-cell table:number-columns-repeated="2" office:value-type="float" office:value="755.255924074" calcext:value-type="float">
            <text:p>755,255924074</text:p>
          </table:table-cell>
          <table:table-cell table:style-name="ce21" table:formula="of:=[.K13]/[.L13]" office:value-type="percentage" office:value="1" calcext:value-type="percentage">
            <text:p>100,00%</text:p>
          </table:table-cell>
          <table:table-cell table:style-name="ce21" table:formula="of:=[.F13]/[.L13]" office:value-type="percentage" office:value="0.772175340054478" calcext:value-type="percentage">
            <text:p>77,22%</text:p>
          </table:table-cell>
          <table:table-cell table:style-name="ce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float" office:value="20.2166666666667" calcext:value-type="float">
            <text:p>20,22</text:p>
          </table:table-cell>
          <table:table-cell office:value-type="float" office:value="347.028426492" calcext:value-type="float">
            <text:p>347,028426492</text:p>
          </table:table-cell>
          <table:table-cell office:value-type="float" office:value="331.767295762" calcext:value-type="float">
            <text:p>331,767295762</text:p>
          </table:table-cell>
          <table:table-cell table:style-name="ce21" table:formula="of:=[.K14]/[.L14]" office:value-type="percentage" office:value="1.04599950304007" calcext:value-type="percentage">
            <text:p>104,60%</text:p>
          </table:table-cell>
          <table:table-cell table:style-name="ce21" table:formula="of:=[.F14]/[.L14]" office:value-type="percentage" office:value="0.852042994023095" calcext:value-type="percentage">
            <text:p>85,20%</text:p>
          </table:table-cell>
          <table:table-cell table:style-name="ce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float" office:value="63.7333333333333" calcext:value-type="float">
            <text:p>63,73</text:p>
          </table:table-cell>
          <table:table-cell office:value-type="float" office:value="509.476072026" calcext:value-type="float">
            <text:p>509,476072026</text:p>
          </table:table-cell>
          <table:table-cell office:value-type="float" office:value="472.878478379" calcext:value-type="float">
            <text:p>472,878478379</text:p>
          </table:table-cell>
          <table:table-cell table:style-name="ce21" table:formula="of:=[.K15]/[.L15]" office:value-type="percentage" office:value="1.07739323170819" calcext:value-type="percentage">
            <text:p>107,74%</text:p>
          </table:table-cell>
          <table:table-cell table:style-name="ce21" table:formula="of:=[.F15]/[.L15]" office:value-type="percentage" office:value="0.793057872469787" calcext:value-type="percentage">
            <text:p>79,31%</text:p>
          </table:table-cell>
          <table:table-cell table:style-name="ce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44.35" calcext:value-type="float">
            <text:p>44,35</text:p>
          </table:table-cell>
          <table:table-cell table:number-columns-repeated="2" office:value-type="float" office:value="678.529552428" calcext:value-type="float">
            <text:p>678,529552428</text:p>
          </table:table-cell>
          <table:table-cell table:style-name="ce21" table:formula="of:=[.K16]/[.L16]" office:value-type="percentage" office:value="1" calcext:value-type="percentage">
            <text:p>100,00%</text:p>
          </table:table-cell>
          <table:table-cell table:style-name="ce21" table:formula="of:=[.F16]/[.L16]" office:value-type="percentage" office:value="0.715517840398731" calcext:value-type="percentage">
            <text:p>71,55%</text:p>
          </table:table-cell>
          <table:table-cell table:style-name="ce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5.3" calcext:value-type="float">
            <text:p>55,30</text:p>
          </table:table-cell>
          <table:table-cell table:number-columns-repeated="2" office:value-type="float" office:value="863.215694335" calcext:value-type="float">
            <text:p>863,215694335</text:p>
          </table:table-cell>
          <table:table-cell table:style-name="ce21" table:formula="of:=[.K17]/[.L17]" office:value-type="percentage" office:value="1" calcext:value-type="percentage">
            <text:p>100,00%</text:p>
          </table:table-cell>
          <table:table-cell table:style-name="ce21" table:formula="of:=[.F17]/[.L17]" office:value-type="percentage" office:value="0.646061006142423" calcext:value-type="percentage">
            <text:p>64,61%</text:p>
          </table:table-cell>
          <table:table-cell table:style-name="ce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46.5166666666667" calcext:value-type="float">
            <text:p>46,52</text:p>
          </table:table-cell>
          <table:table-cell office:value-type="float" office:value="945.078272666" calcext:value-type="float">
            <text:p>945,078272666</text:p>
          </table:table-cell>
          <table:table-cell office:value-type="float" office:value="905.567745146" calcext:value-type="float">
            <text:p>905,567745146</text:p>
          </table:table-cell>
          <table:table-cell table:style-name="ce21" table:formula="of:=[.K18]/[.L18]" office:value-type="percentage" office:value="1.04363067007607" calcext:value-type="percentage">
            <text:p>104,36%</text:p>
          </table:table-cell>
          <table:table-cell table:style-name="ce21" table:formula="of:=[.F18]/[.L18]" office:value-type="percentage" office:value="0.738564291390667" calcext:value-type="percentage">
            <text:p>73,86%</text:p>
          </table:table-cell>
          <table:table-cell table:style-name="ce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85" calcext:value-type="float">
            <text:p>26,85</text:p>
          </table:table-cell>
          <table:table-cell office:value-type="float" office:value="765.4252776" calcext:value-type="float">
            <text:p>765,4252776</text:p>
          </table:table-cell>
          <table:table-cell office:value-type="float" office:value="760.267244478" calcext:value-type="float">
            <text:p>760,267244478</text:p>
          </table:table-cell>
          <table:table-cell table:style-name="ce21" table:formula="of:=[.K19]/[.L19]" office:value-type="percentage" office:value="1.00678450000242" calcext:value-type="percentage">
            <text:p>100,68%</text:p>
          </table:table-cell>
          <table:table-cell table:style-name="ce21" table:formula="of:=[.F19]/[.L19]" office:value-type="percentage" office:value="0.655572107860847" calcext:value-type="percentage">
            <text:p>65,56%</text:p>
          </table:table-cell>
          <table:table-cell table:style-name="ce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16.6833333333333" calcext:value-type="float">
            <text:p>16,68</text:p>
          </table:table-cell>
          <table:table-cell office:value-type="float" office:value="1079.27803839" calcext:value-type="float">
            <text:p>1079,27803839</text:p>
          </table:table-cell>
          <table:table-cell office:value-type="float" office:value="1001.10424874" calcext:value-type="float">
            <text:p>1001,10424874</text:p>
          </table:table-cell>
          <table:table-cell table:style-name="ce21" table:formula="of:=[.K20]/[.L20]" office:value-type="percentage" office:value="1.07808756155854" calcext:value-type="percentage">
            <text:p>107,81%</text:p>
          </table:table-cell>
          <table:table-cell table:style-name="ce21" table:formula="of:=[.F20]/[.L20]" office:value-type="percentage" office:value="0.685862637047227" calcext:value-type="percentage">
            <text:p>68,59%</text:p>
          </table:table-cell>
          <table:table-cell table:style-name="ce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376.133333333333" calcext:value-type="float">
            <text:p>376,13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1]/[.L21]" office:value-type="string" office:string-value="" calcext:value-type="error">
            <text:p>#VALUE!</text:p>
          </table:table-cell>
          <table:table-cell table:style-name="ce21" table:formula="of:=[.F21]/[.L21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166666666667" calcext:value-type="float">
            <text:p>17,82</text:p>
          </table:table-cell>
          <table:table-cell table:number-columns-repeated="2" office:value-type="float" office:value="934.697648169" calcext:value-type="float">
            <text:p>934,697648169</text:p>
          </table:table-cell>
          <table:table-cell table:style-name="ce21" table:formula="of:=[.K22]/[.L22]" office:value-type="percentage" office:value="1" calcext:value-type="percentage">
            <text:p>100,00%</text:p>
          </table:table-cell>
          <table:table-cell table:style-name="ce21" table:formula="of:=[.F22]/[.L22]" office:value-type="percentage" office:value="0.646326650316735" calcext:value-type="percentage">
            <text:p>64,63%</text:p>
          </table:table-cell>
          <table:table-cell table:style-name="ce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35.45" calcext:value-type="float">
            <text:p>135,45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3]/[.L23]" office:value-type="string" office:string-value="" calcext:value-type="error">
            <text:p>#VALUE!</text:p>
          </table:table-cell>
          <table:table-cell table:style-name="ce21" table:formula="of:=[.F23]/[.L23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242.433333333333" calcext:value-type="float">
            <text:p>242,43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4]/[.L24]" office:value-type="string" office:string-value="" calcext:value-type="error">
            <text:p>#VALUE!</text:p>
          </table:table-cell>
          <table:table-cell table:style-name="ce21" table:formula="of:=[.F24]/[.L24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75.8" calcext:value-type="float">
            <text:p>75,80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5]/[.L25]" office:value-type="string" office:string-value="" calcext:value-type="error">
            <text:p>#VALUE!</text:p>
          </table:table-cell>
          <table:table-cell table:style-name="ce21" table:formula="of:=[.F25]/[.L25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85" calcext:value-type="float">
            <text:p>185,00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6]/[.L26]" office:value-type="string" office:string-value="" calcext:value-type="error">
            <text:p>#VALUE!</text:p>
          </table:table-cell>
          <table:table-cell table:style-name="ce21" table:formula="of:=[.F26]/[.L26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88.316666666667" calcext:value-type="float">
            <text:p>288,32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7]/[.L27]" office:value-type="string" office:string-value="" calcext:value-type="error">
            <text:p>#VALUE!</text:p>
          </table:table-cell>
          <table:table-cell table:style-name="ce21" table:formula="of:=[.F27]/[.L27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7.6833333333333" calcext:value-type="float">
            <text:p>47,68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8]/[.L28]" office:value-type="string" office:string-value="" calcext:value-type="error">
            <text:p>#VALUE!</text:p>
          </table:table-cell>
          <table:table-cell table:style-name="ce21" table:formula="of:=[.F28]/[.L28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90.4666666666667" calcext:value-type="float">
            <text:p>90,47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29]/[.L29]" office:value-type="string" office:string-value="" calcext:value-type="error">
            <text:p>#VALUE!</text:p>
          </table:table-cell>
          <table:table-cell table:style-name="ce21" table:formula="of:=[.F29]/[.L29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4.883333333333" calcext:value-type="float">
            <text:p>214,88</text:p>
          </table:table-cell>
          <table:table-cell table:number-columns-repeated="2" office:value-type="string" calcext:value-type="string">
            <text:p>-</text:p>
          </table:table-cell>
          <table:table-cell table:style-name="ce21" table:formula="of:=[.K30]/[.L30]" office:value-type="string" office:string-value="" calcext:value-type="error">
            <text:p>#VALUE!</text:p>
          </table:table-cell>
          <table:table-cell table:style-name="ce21" table:formula="of:=[.F30]/[.L30]" office:value-type="string" office:string-value="" calcext:value-type="error">
            <text:p>#VALUE!</text:p>
          </table:table-cell>
          <table:table-cell table:style-name="ce1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pr0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0.02" calcext:value-type="float">
            <text:p>190,02</text:p>
          </table:table-cell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2" table:formula="of:=[.K31]/[.L31]" office:value-type="string" office:string-value="" calcext:value-type="error">
            <text:p>#DIV/0!</text:p>
          </table:table-cell>
          <table:table-cell table:style-name="ce22" table:formula="of:=[.F31]/[.L31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20" table:number-columns-repeated="2"/>
          <table:table-cell table:style-name="ce21" table:formula="of:=[.K32]/[.L32]" office:value-type="string" office:string-value="" calcext:value-type="error">
            <text:p>#DIV/0!</text:p>
          </table:table-cell>
          <table:table-cell table:style-name="ce21" table:formula="of:=[.F32]/[.L32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21" table:formula="of:=[.K33]/[.L33]" office:value-type="string" office:string-value="" calcext:value-type="error">
            <text:p>#DIV/0!</text:p>
          </table:table-cell>
          <table:table-cell table:style-name="ce21" table:formula="of:=[.F33]/[.L33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21" table:formula="of:=[.K34]/[.L34]" office:value-type="string" office:string-value="" calcext:value-type="error">
            <text:p>#DIV/0!</text:p>
          </table:table-cell>
          <table:table-cell table:style-name="ce21" table:formula="of:=[.F34]/[.L34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21" table:formula="of:=[.K35]/[.L35]" office:value-type="string" office:string-value="" calcext:value-type="error">
            <text:p>#DIV/0!</text:p>
          </table:table-cell>
          <table:table-cell table:style-name="ce21" table:formula="of:=[.F35]/[.L35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21" table:formula="of:=[.K36]/[.L36]" office:value-type="string" office:string-value="" calcext:value-type="error">
            <text:p>#DIV/0!</text:p>
          </table:table-cell>
          <table:table-cell table:style-name="ce21" table:formula="of:=[.F36]/[.L36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21" table:formula="of:=[.K37]/[.L37]" office:value-type="string" office:string-value="" calcext:value-type="error">
            <text:p>#DIV/0!</text:p>
          </table:table-cell>
          <table:table-cell table:style-name="ce21" table:formula="of:=[.F37]/[.L37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21" table:formula="of:=[.K38]/[.L38]" office:value-type="string" office:string-value="" calcext:value-type="error">
            <text:p>#DIV/0!</text:p>
          </table:table-cell>
          <table:table-cell table:style-name="ce21" table:formula="of:=[.F38]/[.L38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21" table:formula="of:=[.K39]/[.L39]" office:value-type="string" office:string-value="" calcext:value-type="error">
            <text:p>#DIV/0!</text:p>
          </table:table-cell>
          <table:table-cell table:style-name="ce21" table:formula="of:=[.F39]/[.L39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21" table:formula="of:=[.K40]/[.L40]" office:value-type="string" office:string-value="" calcext:value-type="error">
            <text:p>#DIV/0!</text:p>
          </table:table-cell>
          <table:table-cell table:style-name="ce21" table:formula="of:=[.F40]/[.L40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21" table:formula="of:=[.K41]/[.L41]" office:value-type="string" office:string-value="" calcext:value-type="error">
            <text:p>#DIV/0!</text:p>
          </table:table-cell>
          <table:table-cell table:style-name="ce21" table:formula="of:=[.F41]/[.L41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21" table:formula="of:=[.K42]/[.L42]" office:value-type="string" office:string-value="" calcext:value-type="error">
            <text:p>#DIV/0!</text:p>
          </table:table-cell>
          <table:table-cell table:style-name="ce21" table:formula="of:=[.F42]/[.L42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21" table:formula="of:=[.K43]/[.L43]" office:value-type="string" office:string-value="" calcext:value-type="error">
            <text:p>#DIV/0!</text:p>
          </table:table-cell>
          <table:table-cell table:style-name="ce21" table:formula="of:=[.F43]/[.L43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21" table:formula="of:=[.K44]/[.L44]" office:value-type="string" office:string-value="" calcext:value-type="error">
            <text:p>#DIV/0!</text:p>
          </table:table-cell>
          <table:table-cell table:style-name="ce21" table:formula="of:=[.F44]/[.L44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21" table:formula="of:=[.K45]/[.L45]" office:value-type="string" office:string-value="" calcext:value-type="error">
            <text:p>#DIV/0!</text:p>
          </table:table-cell>
          <table:table-cell table:style-name="ce21" table:formula="of:=[.F45]/[.L45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21" table:formula="of:=[.K46]/[.L46]" office:value-type="string" office:string-value="" calcext:value-type="error">
            <text:p>#DIV/0!</text:p>
          </table:table-cell>
          <table:table-cell table:style-name="ce21" table:formula="of:=[.F46]/[.L46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21" table:formula="of:=[.K47]/[.L47]" office:value-type="string" office:string-value="" calcext:value-type="error">
            <text:p>#DIV/0!</text:p>
          </table:table-cell>
          <table:table-cell table:style-name="ce21" table:formula="of:=[.F47]/[.L47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21" table:formula="of:=[.K48]/[.L48]" office:value-type="string" office:string-value="" calcext:value-type="error">
            <text:p>#DIV/0!</text:p>
          </table:table-cell>
          <table:table-cell table:style-name="ce21" table:formula="of:=[.F48]/[.L48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21" table:formula="of:=[.K49]/[.L49]" office:value-type="string" office:string-value="" calcext:value-type="error">
            <text:p>#DIV/0!</text:p>
          </table:table-cell>
          <table:table-cell table:style-name="ce21" table:formula="of:=[.F49]/[.L49]" office:value-type="string" office:string-value="" calcext:value-type="error">
            <text:p>#DIV/0!</text:p>
          </table:table-cell>
          <table:table-cell table:style-name="ce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21" table:formula="of:=[.K50]/[.L50]" office:value-type="string" office:string-value="" calcext:value-type="error">
            <text:p>#DIV/0!</text:p>
          </table:table-cell>
          <table:table-cell table:style-name="ce21" table:formula="of:=[.F50]/[.L50]" office:value-type="string" office:string-value="" calcext:value-type="error">
            <text:p>#DIV/0!</text:p>
          </table:table-cell>
          <table:table-cell table:style-name="ce21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8" table:formula="of:=[.K7]/[.L7]" office:value-type="percentage" office:value="1.15899267876251" calcext:value-type="percentage">
            <text:p>115,90%</text:p>
          </table:table-cell>
          <table:table-cell table:style-name="ce8" table:formula="of:=[.F7]/[.L7]" office:value-type="percentage" office:value="0.942413418487412" calcext:value-type="percentage">
            <text:p>94,24%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8" table:formula="of:=[.K8]/[.L8]" office:value-type="percentage" office:value="2.38524922645353" calcext:value-type="percentage">
            <text:p>238,52%</text:p>
          </table:table-cell>
          <table:table-cell table:style-name="ce8" table:formula="of:=[.F8]/[.L8]" office:value-type="percentage" office:value="0.924163472761765" calcext:value-type="percentage">
            <text:p>92,42%</text:p>
          </table:table-cell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8" table:formula="of:=[.K9]/[.L9]" office:value-type="percentage" office:value="2.41878589393987" calcext:value-type="percentage">
            <text:p>241,88%</text:p>
          </table:table-cell>
          <table:table-cell table:style-name="ce8" table:formula="of:=[.F9]/[.L9]" office:value-type="percentage" office:value="0.991242371288362" calcext:value-type="percentage">
            <text:p>99,12%</text:p>
          </table:table-cell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8" table:formula="of:=[.K10]/[.L10]" office:value-type="percentage" office:value="2.49185224911575" calcext:value-type="percentage">
            <text:p>249,19%</text:p>
          </table:table-cell>
          <table:table-cell table:style-name="ce8" table:formula="of:=[.F10]/[.L10]" office:value-type="percentage" office:value="0.926672975017698" calcext:value-type="percentage">
            <text:p>92,67%</text:p>
          </table:table-cell>
          <table:table-cell table:style-name="ce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8" table:formula="of:=[.K11]/[.L11]" office:value-type="percentage" office:value="2.325472204331" calcext:value-type="percentage">
            <text:p>232,55%</text:p>
          </table:table-cell>
          <table:table-cell table:style-name="ce8" table:formula="of:=[.F11]/[.L11]" office:value-type="percentage" office:value="0.822453928430213" calcext:value-type="percentage">
            <text:p>82,25%</text:p>
          </table:table-cell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8" table:formula="of:=[.K12]/[.L12]" office:value-type="percentage" office:value="2.12396651775396" calcext:value-type="percentage">
            <text:p>212,40%</text:p>
          </table:table-cell>
          <table:table-cell table:style-name="ce8" table:formula="of:=[.F12]/[.L12]" office:value-type="percentage" office:value="0.794440537649695" calcext:value-type="percentage">
            <text:p>79,44%</text:p>
          </table:table-cell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8" table:formula="of:=[.K13]/[.L13]" office:value-type="percentage" office:value="2.1765247056644" calcext:value-type="percentage">
            <text:p>217,65%</text:p>
          </table:table-cell>
          <table:table-cell table:style-name="ce8" table:formula="of:=[.F13]/[.L13]" office:value-type="percentage" office:value="0.754205254365074" calcext:value-type="percentage">
            <text:p>75,42%</text:p>
          </table:table-cell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8" table:formula="of:=[.K14]/[.L14]" office:value-type="percentage" office:value="2.48429682290366" calcext:value-type="percentage">
            <text:p>248,43%</text:p>
          </table:table-cell>
          <table:table-cell table:style-name="ce8" table:formula="of:=[.F14]/[.L14]" office:value-type="percentage" office:value="1.03273680279177" calcext:value-type="percentage">
            <text:p>103,27%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8" table:formula="of:=[.K15]/[.L15]" office:value-type="percentage" office:value="2.06088024225883" calcext:value-type="percentage">
            <text:p>206,09%</text:p>
          </table:table-cell>
          <table:table-cell table:style-name="ce8" table:formula="of:=[.F15]/[.L15]" office:value-type="percentage" office:value="0.752552393818801" calcext:value-type="percentage">
            <text:p>75,26%</text:p>
          </table:table-cell>
          <table:table-cell table:style-name="ce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8" table:formula="of:=[.K16]/[.L16]" office:value-type="percentage" office:value="2.2683038255168" calcext:value-type="percentage">
            <text:p>226,83%</text:p>
          </table:table-cell>
          <table:table-cell table:style-name="ce8" table:formula="of:=[.F16]/[.L16]" office:value-type="percentage" office:value="0.762118690164988" calcext:value-type="percentage">
            <text:p>76,21%</text:p>
          </table:table-cell>
          <table:table-cell table:style-name="ce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8" table:formula="of:=[.K17]/[.L17]" office:value-type="percentage" office:value="2.43073981912075" calcext:value-type="percentage">
            <text:p>243,07%</text:p>
          </table:table-cell>
          <table:table-cell table:style-name="ce8" table:formula="of:=[.F17]/[.L17]" office:value-type="percentage" office:value="0.746886661005758" calcext:value-type="percentage">
            <text:p>74,69%</text:p>
          </table:table-cell>
          <table:table-cell table:style-name="ce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8" table:formula="of:=[.K18]/[.L18]" office:value-type="percentage" office:value="2.29261618004501" calcext:value-type="percentage">
            <text:p>229,26%</text:p>
          </table:table-cell>
          <table:table-cell table:style-name="ce8" table:formula="of:=[.F18]/[.L18]" office:value-type="percentage" office:value="0.754971715183508" calcext:value-type="percentage">
            <text:p>75,50%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8" table:formula="of:=[.K19]/[.L19]" office:value-type="percentage" office:value="2.30773185189399" calcext:value-type="percentage">
            <text:p>230,77%</text:p>
          </table:table-cell>
          <table:table-cell table:style-name="ce8" table:formula="of:=[.F19]/[.L19]" office:value-type="percentage" office:value="0.663702615292836" calcext:value-type="percentage">
            <text:p>66,37%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8" table:formula="of:=[.K20]/[.L20]" office:value-type="percentage" office:value="2.27757393929139" calcext:value-type="percentage">
            <text:p>227,76%</text:p>
          </table:table-cell>
          <table:table-cell table:style-name="ce8" table:formula="of:=[.F20]/[.L20]" office:value-type="percentage" office:value="0.735572821352896" calcext:value-type="percentage">
            <text:p>73,56%</text:p>
          </table:table-cell>
          <table:table-cell table:style-name="ce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  <table:table-cell table:style-name="ce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8" table:formula="of:=[.K22]/[.L22]" office:value-type="percentage" office:value="2.3231692392108" calcext:value-type="percentage">
            <text:p>232,32%</text:p>
          </table:table-cell>
          <table:table-cell table:style-name="ce8" table:formula="of:=[.F22]/[.L22]" office:value-type="percentage" office:value="0.639978568532617" calcext:value-type="percentage">
            <text:p>64,00%</text:p>
          </table:table-cell>
          <table:table-cell table:style-name="ce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8" table:formula="of:=[.K23]/[.L23]" office:value-type="percentage" office:value="2.22732301459347" calcext:value-type="percentage">
            <text:p>222,73%</text:p>
          </table:table-cell>
          <table:table-cell table:style-name="ce8" table:formula="of:=[.F23]/[.L23]" office:value-type="percentage" office:value="0.67909727566271" calcext:value-type="percentage">
            <text:p>67,91%</text:p>
          </table:table-cell>
          <table:table-cell table:style-name="ce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8" table:formula="of:=[.K25]/[.L25]" office:value-type="percentage" office:value="2.17304215610552" calcext:value-type="percentage">
            <text:p>217,30%</text:p>
          </table:table-cell>
          <table:table-cell table:style-name="ce8" table:formula="of:=[.F25]/[.L25]" office:value-type="percentage" office:value="0.621393934718262" calcext:value-type="percentage">
            <text:p>62,14%</text:p>
          </table:table-cell>
          <table:table-cell table:style-name="ce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8" table:formula="of:=[.K28]/[.L28]" office:value-type="percentage" office:value="2.39798031938661" calcext:value-type="percentage">
            <text:p>239,80%</text:p>
          </table:table-cell>
          <table:table-cell table:style-name="ce8" table:formula="of:=[.F28]/[.L28]" office:value-type="percentage" office:value="0.637409093004521" calcext:value-type="percentage">
            <text:p>63,74%</text:p>
          </table:table-cell>
          <table:table-cell table:style-name="ce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  <table:table-cell table:style-name="ce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  <table:table-cell table:style-name="ce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  <table:table-cell table:style-name="ce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8" table:formula="of:=[.K44]/[.L44]" office:value-type="percentage" office:value="2.73359826586476" calcext:value-type="percentage">
            <text:p>273,36%</text:p>
          </table:table-cell>
          <table:table-cell table:style-name="ce8" table:formula="of:=[.F44]/[.L44]" office:value-type="percentage" office:value="0.439810203668753" calcext:value-type="percentage">
            <text:p>43,98%</text:p>
          </table:table-cell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  <table:table-cell table:style-name="ce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  <table:table-cell table:style-name="ce8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8" table:formula="of:=[.K7]/[.L7]" office:value-type="percentage" office:value="1.03980139513102" calcext:value-type="percentage">
            <text:p>103,98%</text:p>
          </table:table-cell>
          <table:table-cell table:style-name="ce8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8" table:formula="of:=[.K8]/[.L8]" office:value-type="percentage" office:value="2.45462779376937" calcext:value-type="percentage">
            <text:p>245,46%</text:p>
          </table:table-cell>
          <table:table-cell table:style-name="ce8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8" table:formula="of:=[.K9]/[.L9]" office:value-type="percentage" office:value="1.08458944497856" calcext:value-type="percentage">
            <text:p>108,46%</text:p>
          </table:table-cell>
          <table:table-cell table:style-name="ce8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8" table:formula="of:=[.K10]/[.L10]" office:value-type="percentage" office:value="2.33939488162594" calcext:value-type="percentage">
            <text:p>233,94%</text:p>
          </table:table-cell>
          <table:table-cell table:style-name="ce8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8" table:formula="of:=[.K11]/[.L11]" office:value-type="percentage" office:value="2.13650040626298" calcext:value-type="percentage">
            <text:p>213,65%</text:p>
          </table:table-cell>
          <table:table-cell table:style-name="ce8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8" table:formula="of:=[.K12]/[.L12]" office:value-type="percentage" office:value="1.99892167588498" calcext:value-type="percentage">
            <text:p>199,89%</text:p>
          </table:table-cell>
          <table:table-cell table:style-name="ce8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8" table:formula="of:=[.K13]/[.L13]" office:value-type="percentage" office:value="2.15588552328008" calcext:value-type="percentage">
            <text:p>215,59%</text:p>
          </table:table-cell>
          <table:table-cell table:style-name="ce8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8" table:formula="of:=[.K14]/[.L14]" office:value-type="percentage" office:value="2.13840535987494" calcext:value-type="percentage">
            <text:p>213,84%</text:p>
          </table:table-cell>
          <table:table-cell table:style-name="ce8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8" table:formula="of:=[.K15]/[.L15]" office:value-type="string" office:string-value="" calcext:value-type="error">
            <text:p>#VALUE!</text:p>
          </table:table-cell>
          <table:table-cell table:style-name="ce8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8" table:formula="of:=[.K16]/[.L16]" office:value-type="percentage" office:value="2.14287436822511" calcext:value-type="percentage">
            <text:p>214,29%</text:p>
          </table:table-cell>
          <table:table-cell table:style-name="ce8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8" table:formula="of:=[.K17]/[.L17]" office:value-type="percentage" office:value="2.21045579369666" calcext:value-type="percentage">
            <text:p>221,05%</text:p>
          </table:table-cell>
          <table:table-cell table:style-name="ce8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8" table:formula="of:=[.K18]/[.L18]" office:value-type="percentage" office:value="2.19590006467574" calcext:value-type="percentage">
            <text:p>219,59%</text:p>
          </table:table-cell>
          <table:table-cell table:style-name="ce8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8" table:formula="of:=[.K19]/[.L19]" office:value-type="percentage" office:value="2.24270949977424" calcext:value-type="percentage">
            <text:p>224,27%</text:p>
          </table:table-cell>
          <table:table-cell table:style-name="ce8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8" table:formula="of:=[.K20]/[.L20]" office:value-type="percentage" office:value="2.27424289420395" calcext:value-type="percentage">
            <text:p>227,42%</text:p>
          </table:table-cell>
          <table:table-cell table:style-name="ce8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8" table:formula="of:=[.K22]/[.L22]" office:value-type="percentage" office:value="2.19345205447377" calcext:value-type="percentage">
            <text:p>219,35%</text:p>
          </table:table-cell>
          <table:table-cell table:style-name="ce8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8" table:formula="of:=[.K44]/[.L44]" office:value-type="percentage" office:value="2.48632999189883" calcext:value-type="percentage">
            <text:p>248,63%</text:p>
          </table:table-cell>
          <table:table-cell table:style-name="ce8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8" table:formula="of:=[.K7]/[.L7]" office:value-type="percentage" office:value="2.2669532745483" calcext:value-type="percentage">
            <text:p>226,70%</text:p>
          </table:table-cell>
          <table:table-cell table:style-name="ce8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8" table:formula="of:=[.K8]/[.L8]" office:value-type="percentage" office:value="1.05490889214595" calcext:value-type="percentage">
            <text:p>105,49%</text:p>
          </table:table-cell>
          <table:table-cell table:style-name="ce8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8" table:formula="of:=[.K9]/[.L9]" office:value-type="percentage" office:value="1.16158493777802" calcext:value-type="percentage">
            <text:p>116,16%</text:p>
          </table:table-cell>
          <table:table-cell table:style-name="ce8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8" table:formula="of:=[.K10]/[.L10]" office:value-type="percentage" office:value="2.58666470701768" calcext:value-type="percentage">
            <text:p>258,67%</text:p>
          </table:table-cell>
          <table:table-cell table:style-name="ce8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8" table:formula="of:=[.K11]/[.L11]" office:value-type="percentage" office:value="2.36384833643805" calcext:value-type="percentage">
            <text:p>236,38%</text:p>
          </table:table-cell>
          <table:table-cell table:style-name="ce8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8" table:formula="of:=[.K12]/[.L12]" office:value-type="percentage" office:value="2.18989566905991" calcext:value-type="percentage">
            <text:p>218,99%</text:p>
          </table:table-cell>
          <table:table-cell table:style-name="ce8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8" table:formula="of:=[.K13]/[.L13]" office:value-type="percentage" office:value="2.35424549481587" calcext:value-type="percentage">
            <text:p>235,42%</text:p>
          </table:table-cell>
          <table:table-cell table:style-name="ce8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8" table:formula="of:=[.K14]/[.L14]" office:value-type="percentage" office:value="2.26033007540837" calcext:value-type="percentage">
            <text:p>226,03%</text:p>
          </table:table-cell>
          <table:table-cell table:style-name="ce8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8" table:formula="of:=[.K15]/[.L15]" office:value-type="percentage" office:value="2.1186710975317" calcext:value-type="percentage">
            <text:p>211,87%</text:p>
          </table:table-cell>
          <table:table-cell table:style-name="ce8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8" table:formula="of:=[.K16]/[.L16]" office:value-type="percentage" office:value="2.50440240233855" calcext:value-type="percentage">
            <text:p>250,44%</text:p>
          </table:table-cell>
          <table:table-cell table:style-name="ce8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8" table:formula="of:=[.K17]/[.L17]" office:value-type="percentage" office:value="2.13511892482937" calcext:value-type="percentage">
            <text:p>213,51%</text:p>
          </table:table-cell>
          <table:table-cell table:style-name="ce8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8" table:formula="of:=[.K18]/[.L18]" office:value-type="percentage" office:value="2.1109882097904" calcext:value-type="percentage">
            <text:p>211,10%</text:p>
          </table:table-cell>
          <table:table-cell table:style-name="ce8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8" table:formula="of:=[.K19]/[.L19]" office:value-type="percentage" office:value="2.15221814908089" calcext:value-type="percentage">
            <text:p>215,22%</text:p>
          </table:table-cell>
          <table:table-cell table:style-name="ce8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8" table:formula="of:=[.K20]/[.L20]" office:value-type="percentage" office:value="2.19209442055292" calcext:value-type="percentage">
            <text:p>219,21%</text:p>
          </table:table-cell>
          <table:table-cell table:style-name="ce8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8" table:formula="of:=[.K21]/[.L21]" office:value-type="percentage" office:value="2.26569617127137" calcext:value-type="percentage">
            <text:p>226,57%</text:p>
          </table:table-cell>
          <table:table-cell table:style-name="ce8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8" table:formula="of:=[.K22]/[.L22]" office:value-type="percentage" office:value="2.36508308164945" calcext:value-type="percentage">
            <text:p>236,51%</text:p>
          </table:table-cell>
          <table:table-cell table:style-name="ce8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8" table:formula="of:=[.K44]/[.L44]" office:value-type="percentage" office:value="2.48049172122422" calcext:value-type="percentage">
            <text:p>248,05%</text:p>
          </table:table-cell>
          <table:table-cell table:style-name="ce8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I30]/[.J30]" office:value-type="percentage" office:value="1" calcext:value-type="percentage">
            <text:p>100,00%</text:p>
          </table:table-cell>
          <table:table-cell table:style-name="ce9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7" office:value-type="float" office:value="755" calcext:value-type="float">
            <text:p>75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J30]/[.K30]" office:value-type="percentage" office:value="1" calcext:value-type="percentage">
            <text:p>100,00%</text:p>
          </table:table-cell>
          <table:table-cell table:style-name="ce9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7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.00.0000</text:date>, <text:time style:data-style-name="N2" text:time-value="15:51:31.399401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23T15:59:09.970666552</dc:date>
    <dc:creator>Fernando Bombardelli</dc:creator>
    <meta:editing-duration>PT5H2M4S</meta:editing-duration>
    <meta:editing-cycles>26</meta:editing-cycles>
    <meta:generator>LibreOffice/4.2.8.2$Linux_X86_64 LibreOffice_project/420$Build-2</meta:generator>
    <meta:document-statistic meta:table-count="7" meta:cell-count="3600" meta:object-count="0"/>
  </office:meta>
</office:document-meta>
</file>